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125">
            <text:p>13%</text:p>
          </table:table-cell>
          <table:table-cell table:style-name="ce7" table:formula="of:=COUNTIF([.C4:.C153];&quot;x&quot;)/[.D3]" office:value-type="percentage" office:value="0.5">
            <text:p>50%</text:p>
          </table:table-cell>
          <table:table-cell table:style-name="ce16" table:formula="of:=COUNTA([.D4:.D34])" office:value-type="float" office:value="8">
            <text:p>8</text:p>
          </table:table-cell>
          <table:table-cell table:style-name="ce7" table:formula="of:=COUNTIF([.E4:.E153];&quot;x&quot;)/[.F3]" office:value-type="percentage" office:value="0">
            <text:p>0%</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table:table-cell office:value-type="string">
            <text:p>Quiz: Sizing Intro</text:p>
          </table:table-cell>
          <table:table-cell table:style-name="ce6"/>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table:table-cell office:value-type="string">
            <text:p>Setup for mobile</text:p>
          </table:table-cell>
          <table:table-cell table:style-name="ce6"/>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table:table-cell office:value-type="string">
            <text:p>Using dev tools on mobile</text:p>
          </table:table-cell>
          <table:table-cell table:style-name="ce6"/>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table:table-cell office:value-type="string">
            <text:p>Mobile tools for iOS</text:p>
          </table:table-cell>
          <table:table-cell table:style-name="ce6"/>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table:table-cell office:value-type="string">
            <text:p>Lesson Wrap Up</text:p>
          </table:table-cell>
          <table:table-cell table:style-name="ce6"/>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708333333333333">
            <text:p>71%</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125">
            <text:p>13%</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630685436567789">
            <text:p>63%</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0.461538461538462">
            <text:p>46%</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21">
            <text:p>21</text:p>
          </table:table-cell>
          <table:table-cell table:style-name="ce7" table:formula="of:=COUNTIF([.M4:.M153];&quot;x&quot;)/[.N3]" office:value-type="percentage" office:value="0.882352941176471">
            <text:p>88%</text:p>
          </table:table-cell>
          <table:table-cell table:style-name="ce16" table:formula="of:=COUNTA([.N4:.N153])" office:value-type="float" office:value="17">
            <text:p>17</text:p>
          </table:table-cell>
          <table:table-cell table:style-name="ce7" table:formula="of:=COUNTIF([.O4:.O153];&quot;x&quot;)/[.P3]" office:value-type="percentage" office:value="0">
            <text:p>0%</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table:table-cell table:style-name="ce17" office:value-type="string">
            <text:p>Introduction to the Basic Data Structure Challenges</text:p>
          </table:table-cell>
          <table:table-cell table:style-name="ce6"/>
          <table:table-cell table:style-name="ce17" office:value-type="string">
            <text:p>Introduction to Basic Algorithm Scripting</text:p>
          </table:table-cell>
          <table:table-cell table:style-name="ce6"/>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table:table-cell table:style-name="ce17" office:value-type="string">
            <text:p>Catch Mixed Usage of Single and Double Quotes</text:p>
          </table:table-cell>
          <table:table-cell table:style-name="ce6"/>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table:table-cell table:style-name="ce17" office:value-type="string">
            <text:p>Catch Use of Assignment Operator Instead of Equality Operator</text:p>
          </table:table-cell>
          <table:table-cell table:style-name="ce6"/>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table:table-cell table:style-name="ce17" office:value-type="string">
            <text:p>Catch Missing Open and Closing Parenthesis After a Function Call</text:p>
          </table:table-cell>
          <table:table-cell table:style-name="ce6"/>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table:table-cell table:style-name="ce17" office:value-type="string">
            <text:p>Catch Arguments ~x~ in the Wrong Order When Calling a Function</text:p>
          </table:table-cell>
          <table:table-cell table:style-name="ce6"/>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table:table-cell table:style-name="ce17" office:value-type="string">
            <text:p>Catch Off By One Errors When Using Indexing</text:p>
          </table:table-cell>
          <table:table-cell table:style-name="ce6"/>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table:table-cell table:style-name="ce17" office:value-type="string">
            <text:p>Use Caution When Reinitializing Variables Inside a Loop</text:p>
          </table:table-cell>
          <table:table-cell table:style-name="ce6"/>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table:table-cell table:style-name="ce17" office:value-type="string">
            <text:p>Prevent Infinite Loops with a Valid Terminal Condition</text:p>
          </table:table-cell>
          <table:table-cell table:style-name="ce6"/>
          <table:table-cell table:style-name="ce17" office:value-type="string">
            <text:p>Create complex multi-dimensional arrays</text:p>
          </table:table-cell>
          <table:table-cell table:style-name="ce6"/>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6">07/16/2018</text:date>, <text:time>00:49: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6T00:49:20.71</dc:date>
    <dc:creator>Keith D Commiskey</dc:creator>
    <meta:editing-duration>P6DT16H10M10S</meta:editing-duration>
    <meta:editing-cycles>105</meta:editing-cycles>
    <meta:generator>OpenOffice/4.1.5$Win32 OpenOffice.org_project/415m1$Build-9789</meta:generator>
    <meta:document-statistic meta:table-count="10" meta:cell-count="2850" meta:object-count="0"/>
  </office:meta>
</office:document-meta>
</file>